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0"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fo:color="#000000"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style>
    <style:style style:name="P17"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8" style:family="paragraph" style:parent-style-name="Standard">
      <style:paragraph-properties fo:margin-left="2.54cm" fo:margin-right="-0.016cm" fo:text-align="justify" style:justify-single-word="false" fo:text-indent="0cm" style:auto-text-indent="false">
        <style:tab-stops/>
      </style:paragraph-properties>
    </style:style>
    <style:style style:name="P19"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20" style:family="paragraph" style:parent-style-name="Text_20_body">
      <style:paragraph-properties fo:text-align="justify" style:justify-single-word="false"/>
    </style:style>
    <style:style style:name="P21"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2" style:family="paragraph" style:parent-style-name="Standard" style:list-style-name="WW8Num4">
      <style:paragraph-properties style:text-autospace="none"/>
    </style:style>
    <style:style style:name="P23" style:family="paragraph" style:parent-style-name="Standard" style:list-style-name="WW8Num4">
      <style:paragraph-properties fo:text-align="justify" style:justify-single-word="false" style:text-autospace="none"/>
    </style:style>
    <style:style style:name="P24"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25"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26"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27"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28"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29" style:family="paragraph" style:parent-style-name="Standard">
      <style:paragraph-properties fo:text-align="justify" style:justify-single-word="false"/>
      <style:text-properties style:font-name="Times New Roman" fo:font-size="12pt" style:font-size-asian="12pt" style:font-size-complex="12pt"/>
    </style:style>
    <style:style style:name="P30"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31"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32"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3"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4"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35"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36" style:family="paragraph" style:parent-style-name="ecxmsonormal" style:list-style-name="WW8Num2"/>
    <style:style style:name="P37"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P38"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P39"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40" style:family="paragraph" style:parent-style-name="Text_20_body">
      <style:paragraph-properties fo:margin-left="2.54cm" fo:margin-right="0cm" fo:text-align="justify" style:justify-single-word="false" fo:text-indent="-2.54cm" style:auto-text-indent="false"/>
    </style:style>
    <style:style style:name="P41" style:family="paragraph" style:parent-style-name="Text_20_body">
      <style:paragraph-properties fo:text-align="justify" style:justify-single-word="false"/>
      <style:text-properties style:font-name="Times New Roman1" fo:font-size="12pt" fo:language="en" fo:country="US"/>
    </style:style>
    <style:style style:name="P42" style:family="paragraph" style:parent-style-name="Text_20_body">
      <style:paragraph-properties fo:text-align="justify" style:justify-single-word="false"/>
      <style:text-properties style:font-name="Times New Roman1" fo:font-size="12pt" fo:language="en" fo:country="GB"/>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top="0cm" fo:margin-bottom="0.011cm" fo:text-align="justify" style:justify-single-word="false"/>
      <style:text-properties style:font-name="Times New Roman1" fo:font-size="12pt" fo:language="en" fo:country="US"/>
    </style:style>
    <style:style style:name="P45" style:family="paragraph" style:parent-style-name="Text_20_body">
      <style:paragraph-properties fo:margin-top="0cm" fo:margin-bottom="0.011cm" fo:text-align="justify" style:justify-single-word="false"/>
    </style:style>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ru" fo:country="RU" style:font-size-asian="12pt" style:language-asian="en" style:country-asian="GB" style:font-size-complex="12pt"/>
    </style:style>
    <style:style style:name="T12" style:family="text">
      <style:text-properties style:font-name="Times New Roman" fo:font-weight="normal" style:font-weight-asian="normal" style:font-name-complex="Times New Roman" style:font-size-complex="12pt"/>
    </style:style>
    <style:style style:name="T13" style:family="text">
      <style:text-properties style:font-name="Times New Roman" fo:font-weight="normal" style:font-weight-asian="normal" style:font-name-complex="Times New Roman" style:font-size-complex="12pt" style:font-weight-complex="bold"/>
    </style:style>
    <style:style style:name="T14" style:family="text">
      <style:text-properties style:font-name="Times New Roman" fo:font-size="11pt" fo:language="de" fo:country="DE" style:font-size-asian="11pt" style:font-name-complex="Times New Roman" style:font-size-complex="11pt"/>
    </style:style>
    <style:style style:name="T15" style:family="text">
      <style:text-properties fo:color="#000000" style:font-name="Times New Roman" fo:font-size="12pt" style:font-size-asian="12pt" style:font-size-complex="12pt"/>
    </style:style>
    <style:style style:name="T16" style:family="text">
      <style:text-properties fo:color="#000000" style:font-name="Times New Roman" fo:font-size="12pt" fo:language="et" fo:country="EE" style:font-size-asian="12pt" style:font-size-complex="12pt"/>
    </style:style>
    <style:style style:name="T17" style:family="text">
      <style:text-properties fo:color="#000000" style:font-name="Times New Roman" fo:font-size="12pt" fo:font-weight="bold" style:font-size-asian="12pt" style:font-weight-asian="bold" style:font-size-complex="12pt" style:font-weight-complex="bold"/>
    </style:style>
    <style:style style:name="T18" style:family="text">
      <style:text-properties style:font-name="Times New Roman1" fo:font-size="12pt"/>
    </style:style>
    <style:style style:name="T19"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20" style:family="text">
      <style:text-properties style:font-name="Times New Roman1" fo:font-size="12pt" fo:language="en" fo:country="US"/>
    </style:style>
    <style:style style:name="T21" style:family="text">
      <style:text-properties style:font-name="Times New Roman1" fo:font-size="12pt" fo:language="en" fo:country="US" fo:font-weight="bold" style:font-size-asian="12pt" style:font-name-complex="Times New Roman" style:font-size-complex="12pt"/>
    </style:style>
    <style:style style:name="T22" style:family="text">
      <style:text-properties style:font-name="Times New Roman1" fo:font-size="12pt" fo:language="en" fo:country="US" style:font-size-asian="12pt" style:font-name-complex="Times New Roman" style:font-size-complex="12pt"/>
    </style:style>
    <style:style style:name="T23"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10"/>
      <text:p text:style-name="P6">Contact Information:</text:p>
      <text:p text:style-name="P6"><text:tab/></text:p>
      <text:p text:style-name="P3"><text:span text:style-name="Lõigu_20_vaikefont"><text:span text:style-name="T2">Phone:<text:tab/><text:tab/></text:span></text:span><text:span text:style-name="Lõigu_20_vaikefont"><text:span text:style-name="T19">+372 57 82564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0"><text:span text:style-name="Lõigu_20_vaikefont"><text:span text:style-name="T3">Homepage:</text:span></text:span><text:span text:style-name="Lõigu_20_vaikefont"><text:span text:style-name="T4"> <text:s text:c="4"/><text:tab/></text:span></text:span><text:span text:style-name="Lõigu_20_vaikefont"><text:span text:style-name="T14">https://urimus.wasmer.app/about_me_eng.html</text:span></text:span></text:p>
      <text:p text:style-name="P6"/>
      <text:p text:style-name="P16"><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7"/>
      <text:p text:style-name="P18"><text:span text:style-name="Lõigu_20_vaikefont"><text:span text:style-name="T5">2004 - 2006<text:tab/></text:span></text:span><text:span text:style-name="Lõigu_20_vaikefont"><text:span text:style-name="T4">MSc Computer Science, Tallinn University of Technology, Tallinn, Estonia</text:span></text:span></text:p>
      <text:p text:style-name="P19"/>
      <text:p text:style-name="P38"><text:span text:style-name="Lõigu_20_vaikefont"><text:span text:style-name="T12">1999 - 2004</text:span></text:span><text:span text:style-name="Lõigu_20_vaikefont"><text:span text:style-name="T13"><text:tab/>BSc Computer Science, University of Tartu, Tartu, Estonia</text:span></text:span></text:p>
      <text:p text:style-name="P5"/>
      <text:p text:style-name="P39"><text:span text:style-name="Lõigu_20_vaikefont"><text:span text:style-name="T23">About</text:span></text:span><text:span text:style-name="Lõigu_20_vaikefont"><text:span text:style-name="T9"> </text:span></text:span><text:span text:style-name="Lõigu_20_vaikefont"><text:span text:style-name="T23">me</text:span></text:span><text:span text:style-name="Lõigu_20_vaikefont"><text:span text:style-name="T21">:</text:span></text:span></text:p>
      <text:p text:style-name="P42">Hello,</text:p>
      <text:p text:style-name="P42"/>
      <text:p text:style-name="P42">The project I worked on at the Tallinn Technical University - Forensic - was in C++, a scientific project. Sufficient description in the Summary, link in English http://www.informatik.uni-bremen.de/agra/eng/forensic.php</text:p>
      <text:p text:style-name="P42"/>
      <text:p text:style-name="P42">I have a Homepage on Wasmer, fully functioning: https://urimus.wasmer.app/about_me_eng.html</text:p>
      <text:p text:style-name="P42">The page is also a portfolio.</text:p>
      <text:p text:style-name="P42"/>
      <text:p text:style-name="P42">Basically, the page code consists of Html + JavaScript, a little PHP (does not work on Wasmer). Each HTML page uses a script https://urimus.wasmer.app/scripts/pageResize.js</text:p>
      <text:p text:style-name="P42">To display the Appearing Menu, the script https://urimus.wasmer.app/scripts/showMenu.js is used.</text:p>
      <text:p text:style-name="P42"/>
      <text:p text:style-name="P42"><text:soft-page-break/>Sections you may be interested in:</text:p>
      <text:p text:style-name="P42">1. Site Map - https://urimus.wasmer.app/index_eng.html?type=aboutme&amp;sortby=name. JavaScript Code that makes this section work - https://urimus.wasmer.app/scripts/showContents.js</text:p>
      <text:p text:style-name="P42"/>
      <text:p text:style-name="P42">2. News - News Feed NASA - https://urimus.wasmer.app/news_eng.html?source=nasa&amp;type=releases (also exists other News, complete list on Homepage in Section News). Relevant Code - https://urimus.wasmer.app/scripts/showFeed.js. To read the Feed, the feednami library (https://toolkit.sekando.com/docs/en/feednami) is used, which runs on JavaScript.</text:p>
      <text:p text:style-name="P42"/>
      <text:p text:style-name="P42">3. The most voluminous section is the HTML editor, which allows you to modify the content of this site online directly from the same website. For the editor to work (https://urimus.wasmer.app/html_editor_eng.html?pattern=spec/mo*&amp;i=0) PHP support and also a password are required; it does not function on Wasmer, but the corresponding JavaScript files are required to work on server that supports PHP further:</text:p>
      <text:p text:style-name="P42">a. https://urimus.wasmer.app/scripts/processSearchAndReplace.js</text:p>
      <text:p text:style-name="P42">b. https://urimus.wasmer.app/scripts/functionsAndConstants.js</text:p>
      <text:p text:style-name="P42"/>
      <text:p text:style-name="P42">Also know C++, JavaScript, PHP, HTML, Css, MySQL well, and studying Python.</text:p>
      <text:p text:style-name="P42"/>
      <text:p text:style-name="P42">Thank you,</text:p>
      <text:p text:style-name="P42">Urmas Repinski.</text:p>
      <text:p text:style-name="P42"/>
      <text:p text:style-name="P42">Pdf CV - https://urimus.wasmer.app/cv/CV_English_Urmas_Repinski.pdf</text:p>
      <text:p text:style-name="P40"/>
      <text:p text:style-name="P6">Employment Summary:</text:p>
      <text:p text:style-name="P6"/>
      <text:p text:style-name="P11">▪ Web Developer – Laravel – AskAlpha, Bangkok, Thailand, July 2015 - August 2015.</text:p>
      <text:p text:style-name="P13"/>
      <text:p text:style-name="P15"><text:span text:style-name="Lõigu_20_vaikefont"><text:span text:style-name="T15">Worked as Web Developer at AskAlpha, Bangkok, Thailand. My tasks were:</text:span></text:span></text:p>
      <text:list xml:id="list3273341322744054991" text:style-name="WW8Num4">
        <text:list-item>
          <text:p text:style-name="P22"><text:span text:style-name="Lõigu_20_vaikefont"><text:span text:style-name="T15">Planning, Development, Code Writing </text:span></text:span><text:span text:style-name="Lõigu_20_vaikefont"><text:span text:style-name="T16">and Documentation writing</text:span></text:span><text:span text:style-name="Lõigu_20_vaikefont"><text:span text:style-name="T15"> for the </text:span></text:span><text:span text:style-name="Lõigu_20_vaikefont"><text:span text:style-name="T16">Car Rent/Insurance web site.</text:span></text:span></text:p>
        </text:list-item>
        <text:list-item>
          <text:p text:style-name="P23"><text:span text:style-name="Lõigu_20_vaikefont"><text:span text:style-name="T16">Techniques used – Jquery, Laravel, Bootstrap</text:span></text:span><text:span text:style-name="Lõigu_20_vaikefont"><text:span text:style-name="T15">.</text:span></text:span></text:p>
        </text:list-item>
        <text:list-item>
          <text:p text:style-name="P24">Unfortunately worked in this company 1 month only.</text:p>
        </text:list-item>
      </text:list>
      <text:p text:style-name="P6"/>
      <text:p text:style-name="P6"/>
      <text:p text:style-name="P11">▪ General Worker – Kitchen Porter at Evolve Recruitment, London, November 2014 - January 2015.</text:p>
      <text:p text:style-name="P13"><text:soft-page-break/></text:p>
      <text:p text:style-name="P13">Worked as Kitchen Porter at Evolve Recruitment, London, UK. My tasks were:</text:p>
      <text:list xml:id="list32345159" text:continue-numbering="true" text:style-name="WW8Num4">
        <text:list-item>
          <text:p text:style-name="P25">Dish washing, cleaning and helping in the kitchen.</text:p>
        </text:list-item>
        <text:list-item>
          <text:p text:style-name="P25">Part-time work.</text:p>
        </text:list-item>
      </text:list>
      <text:p text:style-name="P13"/>
      <text:p text:style-name="P13"/>
      <text:p text:style-name="P12">▪ General Worker - Packer at Morrisons Warehouse, May 2014 - October 2014.</text:p>
      <text:p text:style-name="P13"/>
      <text:p text:style-name="P13">Worked as General Worker at Morrisons Warehouse, Bellshill, Schottland, UK. My tasks were:</text:p>
      <text:list xml:id="list923277988886456465" text:style-name="WW8Num5">
        <text:list-item>
          <text:p text:style-name="P26">The work was 8 hours per day, 5-6 days per week.</text:p>
        </text:list-item>
        <text:list-item>
          <text:p text:style-name="P26">After moved to London.</text:p>
        </text:list-item>
      </text:list>
      <text:p text:style-name="P8"/>
      <text:p text:style-name="P6"/>
      <text:p text:style-name="P3"><text:span text:style-name="Lõigu_20_vaikefont"><text:span text:style-name="T17">▪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2009537426554494507" text:style-name="WW8Num6">
        <text:list-item>
          <text:p text:style-name="P30">Responsible for Development of the Object-Oriented Structure for the PHP Software.</text:p>
        </text:list-item>
        <text:list-item>
          <text:p text:style-name="P30">The size of the code is above 5 thousands lines of code.</text:p>
        </text:list-item>
        <text:list-item>
          <text:p text:style-name="P30">Simple and reliable software for Editing Languages in Jura Coffee Machines.</text:p>
        </text:list-item>
      </text:list>
      <text:p text:style-name="P6"/>
      <text:p text:style-name="P6"/>
      <text:p text:style-name="P3"><text:span text:style-name="Lõigu_20_vaikefont"><text:span text:style-name="T17">▪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4779333889464260005" text:style-name="WW8Num7">
        <text:list-item>
          <text:p text:style-name="P31">Responsible for Development of the Object-Oriented Structure for the DIAMOND project.</text:p>
        </text:list-item>
        <text:list-item>
          <text:p text:style-name="P31">Responsible for development of error localisation and correction back-ends of the developed tool. The error correction used the developed Object-Oriented Structure – the model.</text:p>
        </text:list-item>
        <text:list-item>
          <text:p text:style-name="P31">Tested written structure with different C designs.</text:p>
        </text:list-item>
        <text:list-item>
          <text:p text:style-name="P31">The size of the tool is above 20 thousands lines of code and required over 50 C++ files.</text:p>
        </text:list-item>
      </text:list>
      <text:p text:style-name="P9"/>
      <text:p text:style-name="P9"/>
      <text:p text:style-name="P3"><text:span text:style-name="Lõigu_20_vaikefont"><text:span text:style-name="T17">▪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software were written using C++ Object Oriented Structure. Software will be used for measuring of the details in CNC machines.</text:p>
      <text:list xml:id="list4845540120590729433" text:style-name="WW8Num8">
        <text:list-item>
          <text:p text:style-name="P32"><text:soft-page-break/>Responsible for Development of the Object-Oriented Structure for the 3D modelling project.</text:p>
        </text:list-item>
        <text:list-item>
          <text:p text:style-name="P32">Tested the 3D modelling software with different scenarios.</text:p>
        </text:list-item>
        <text:list-item>
          <text:p text:style-name="P32">Used 3D modelling tools like AutoCAD for Development.</text:p>
        </text:list-item>
        <text:list-item>
          <text:p text:style-name="P32">Size of the tool is above 5 thousands lines of code and required over 50 C++ files.</text:p>
        </text:list-item>
      </text:list>
      <text:p text:style-name="P6"/>
      <text:p text:style-name="P6"/>
      <text:p text:style-name="P3"><text:span text:style-name="Lõigu_20_vaikefont"><text:span text:style-name="T17">▪ </text:span></text:span><text:span text:style-name="Lõigu_20_vaikefont"><text:span text:style-name="T2">Line operative - Food Factories in UK</text:span></text:span></text:p>
      <text:p text:style-name="P6">January 2008 – March 2009</text:p>
      <text:p text:style-name="P14"/>
      <text:p text:style-name="P14">Worked as Line Operative at the Food Factories, Boston, UK. My tasks were:</text:p>
      <text:list xml:id="list8312227203948672865" text:style-name="WW8Num9">
        <text:list-item>
          <text:p text:style-name="P27">Work at the production line, line operative.</text:p>
        </text:list-item>
        <text:list-item>
          <text:p text:style-name="P27">40 Hours per week.</text:p>
        </text:list-item>
        <text:list-item>
          <text:p text:style-name="P28">After moved to Tallinn.</text:p>
        </text:list-item>
      </text:list>
      <text:p text:style-name="P8"/>
      <text:p text:style-name="P6"/>
      <text:p text:style-name="P3"><text:span text:style-name="Lõigu_20_vaikefont"><text:span text:style-name="T17">▪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PHP/MySQL.</text:p>
      <text:list xml:id="list8096482377420901633" text:style-name="WW8Num10">
        <text:list-item>
          <text:p text:style-name="P33">Responsible for Development of Administrative Back-End of the Car Rental Internet Page.</text:p>
        </text:list-item>
        <text:list-item>
          <text:p text:style-name="P33">Used Standard Editors for HTML editing and testing.</text:p>
        </text:list-item>
        <text:list-item>
          <text:p text:style-name="P33">Implemented a lot of statistical calculation and visualisation using MySQL databases.</text:p>
        </text:list-item>
        <text:list-item>
          <text:p text:style-name="P33">Tested the developed product.</text:p>
        </text:list-item>
      </text:list>
      <text:p text:style-name="P4"/>
      <text:p text:style-name="P3"><text:span text:style-name="Lõigu_20_vaikefont"><text:span text:style-name="T17">▪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5366671202038312510" text:style-name="WW8Num11">
        <text:list-item>
          <text:p text:style-name="P34">Responsible for Development of the Image Processing Scripts.</text:p>
        </text:list-item>
        <text:list-item>
          <text:p text:style-name="P34">Used Standard Algorithms for Development.</text:p>
        </text:list-item>
        <text:list-item>
          <text:p text:style-name="P34">Implemented a lot of statistical calculation and visualisations using the Acapella Programming language.</text:p>
        </text:list-item>
        <text:list-item>
          <text:p text:style-name="P34">Tested the developed product.</text:p>
        </text:list-item>
      </text:list>
      <text:p text:style-name="P4"/>
      <text:p text:style-name="P4"/>
      <text:p text:style-name="P4"/>
      <text:p text:style-name="P4"/>
      <text:p text:style-name="P4"/>
      <text:p text:style-name="P3"><text:soft-page-break/><text:span text:style-name="Lõigu_20_vaikefont"><text:span text:style-name="T2">Publications:</text:span></text:span><text:span text:style-name="Lõigu_20_vaikefont"><text:span text:style-name="T4"><text:tab/></text:span></text:span></text:p>
      <text:p text:style-name="P4"/>
      <text:list xml:id="list6596278991554449412" text:style-name="WW8Num3">
        <text:list-item text:start-value="1">
          <text:p text:style-name="P37"><text:span text:style-name="Lõigu_20_vaikefont"><text:span text:style-name="T10">Repinski, Urmas (2012). Model-based Verification with Error Localization and Error Correction for C Designs. </text:span></text:span><text:span text:style-name="Lõigu_20_vaikefont"><text:span text:style-name="T11">Программные продукты и системы, No 100, pp. 221 - 229.</text:span></text:span></text:p>
        </text:list-item>
        <text:list-item>
          <text:p text:style-name="P37"><text:span text:style-name="Lõigu_20_vaikefont"><text:span text:style-name="T11">Репинский, Урмас (2012). Нахождение и исправление ошибок в С дизайнах. Программные продукты и системы, N 100, стр. 229 - 237.</text:span></text:span></text:p>
        </text:list-item>
        <text:list-item>
          <text:p text:style-name="P37"><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37"><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1"> Israel: IBM</text:span></text:span></text:p>
        </text:list-item>
      </text:list>
      <text:p text:style-name="P9"/>
      <text:p text:style-name="P6"/>
      <text:p text:style-name="P6">Language Skills:</text:p>
      <text:p text:style-name="P4"/>
      <text:list xml:id="list4160500927890172502" text:style-name="WW8Num2">
        <text:list-item>
          <text:p text:style-name="P35">Russian - native</text:p>
        </text:list-item>
        <text:list-item>
          <text:p text:style-name="P36">English – speaking – very good, reading – very good, writing – very good</text:p>
        </text:list-item>
        <text:list-item>
          <text:p text:style-name="P36">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Урмас</meta:initial-creator>
    <meta:creation-date>2014-06-17T09:22:00Z</meta:creation-date>
    <dc:date>2025-08-29T12:07:06.95</dc:date>
    <meta:editing-cycles>20</meta:editing-cycles>
    <meta:editing-duration>PT31M41S</meta:editing-duration>
    <dc:creator>Урмас </dc:creator>
    <meta:document-statistic meta:table-count="0" meta:image-count="1" meta:object-count="0" meta:page-count="5" meta:paragraph-count="94" meta:word-count="1062" meta:character-count="7231"/>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